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e3a7" officeooo:paragraph-rsid="000ee3a7"/>
    </style:style>
    <style:style style:name="P2" style:family="paragraph" style:parent-style-name="Text_20_body">
      <style:text-properties officeooo:rsid="000fd658" officeooo:paragraph-rsid="000fd658"/>
    </style:style>
    <style:style style:name="P3" style:family="paragraph" style:parent-style-name="Text_20_body">
      <style:text-properties officeooo:rsid="000ee3a7" officeooo:paragraph-rsid="00119ba5"/>
    </style:style>
    <style:style style:name="T1" style:family="text">
      <style:text-properties officeooo:rsid="000fd658"/>
    </style:style>
    <style:style style:name="T2" style:family="text">
      <style:text-properties style:font-name="Liberation Serif1"/>
    </style:style>
    <style:style style:name="T3" style:family="text">
      <style:text-properties officeooo:rsid="00119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v28cyber</text:p>
      <text:p text:style-name="Title">Hitch Hiker's Guide to Div 28 Cyber</text:p>
      <text:h text:style-name="Heading_20_1" text:outline-level="1">Introduction</text:h>
      <text:p text:style-name="P1">It's 28 05 11. <text:s/>That's all there is, one line. <text:s/>“Cyber Security Requirements for Electronci Safety and Security”.</text:p>
      <text:p text:style-name="P3">If you follow “Section Format”, the <text:span text:style-name="T3">layout would be part 1 / part 2 / part 3 as it describes in SectionformatPageformat.</text:span></text:p>
      <text:h text:style-name="Heading_20_1" text:outline-level="1">Appendix</text:h>
      <text:h text:style-name="Heading_20_2" text:outline-level="2">A. Colophon</text:h>
      <text:p text:style-name="P2"><text:span text:style-name="T2">©</text:span>2017 Smithee Solutions LLC</text:p>
      <text:p text:style-name="P2">covered by (license) (see github repo)</text:p>
      <text:p text:style-name="P2">Contains references to CSI Section Format.</text:p>
      <text:h text:style-name="Heading_20_2" text:outline-level="2">references</text:h>
      <text:p text:style-name="P1">[1] masterformat numbers list</text:p>
      <text:p text:style-name="P1">[2] sectionformat-pageforma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7:22:18.102982060</dc:date>
    <meta:editing-duration>PT10M5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75" meta:character-count="483" meta:non-whitespace-character-count="419"/>
  </office:meta>
</office:document-meta>
</file>